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d79f1" officeooo:paragraph-rsid="000d79f1"/>
    </style:style>
    <style:style style:name="P2" style:family="paragraph" style:parent-style-name="Standard">
      <style:text-properties style:font-name="DejaVu Sans" officeooo:rsid="000d79f1" officeooo:paragraph-rsid="000d79f1"/>
    </style:style>
    <style:style style:name="P3" style:family="paragraph" style:parent-style-name="Text_20_body" style:list-style-name="L2">
      <style:text-properties officeooo:rsid="000d79f1" officeooo:paragraph-rsid="000d79f1"/>
    </style:style>
    <style:style style:name="P4" style:family="paragraph" style:parent-style-name="Text_20_body" style:list-style-name="L3">
      <style:text-properties officeooo:rsid="000d79f1" officeooo:paragraph-rsid="000d79f1"/>
    </style:style>
    <style:style style:name="P5" style:family="paragraph" style:parent-style-name="Text_20_body" style:list-style-name="L3">
      <style:text-properties officeooo:rsid="000ebbfc" officeooo:paragraph-rsid="000ebbfc"/>
    </style:style>
    <style:style style:name="P6" style:family="paragraph" style:parent-style-name="Text_20_body" style:list-style-name="L4">
      <style:text-properties officeooo:rsid="000ebbfc" officeooo:paragraph-rsid="000ebbfc"/>
    </style:style>
    <style:style style:name="P7" style:family="paragraph" style:parent-style-name="Title">
      <style:text-properties style:font-name="Liberation Sans" fo:font-size="28pt" fo:font-weight="bold" officeooo:rsid="000d79f1" officeooo:paragraph-rsid="000d79f1" style:font-name-asian="Noto Sans CJK SC" style:font-size-asian="28pt" style:font-weight-asian="bold" style:font-name-complex="FreeSans" style:font-size-complex="28pt" style:font-weight-complex="bold"/>
    </style:style>
    <style:style style:name="T1" style:family="text">
      <style:text-properties officeooo:rsid="000d79f1"/>
    </style:style>
    <style:style style:name="T2" style:family="text">
      <style:text-properties style:text-position="super 58%"/>
    </style:style>
    <style:style style:name="T3" style:family="text">
      <style:text-properties officeooo:rsid="000ebb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cRNASeq 2<text:span text:style-name="T2">nd</text:span> Day CourseOutline</text:p>
      <text:h text:style-name="Heading_20_2" text:outline-level="2">Hour <text:span text:style-name="T3">0-</text:span>1.<text:span text:style-name="T1">5</text:span></text:h>
      <text:list xml:id="list1765163901" text:style-name="L2">
        <text:list-item>
          <text:p text:style-name="P3">Overview</text:p>
          <text:list>
            <text:list-item>
              <text:p text:style-name="P3">What is (bulk) RNASeq</text:p>
            </text:list-item>
          </text:list>
        </text:list-item>
        <text:list-item>
          <text:p text:style-name="P3">Process to FASTQ</text:p>
          <text:list>
            <text:list-item>
              <text:p text:style-name="P3">experimental design</text:p>
            </text:list-item>
            <text:list-item>
              <text:p text:style-name="P3">chemistry of library preparation</text:p>
            </text:list-item>
            <text:list-item>
              <text:p text:style-name="P3">sequencing chemistry</text:p>
            </text:list-item>
          </text:list>
        </text:list-item>
        <text:list-item>
          <text:p text:style-name="P3">QC</text:p>
          <text:list>
            <text:list-item>
              <text:p text:style-name="P3">Duplication rate</text:p>
            </text:list-item>
          </text:list>
        </text:list-item>
        <text:list-item>
          <text:p text:style-name="P3">Methods of analysis</text:p>
          <text:list>
            <text:list-item>
              <text:p text:style-name="P3">Alignment vs. non-alignment methods</text:p>
            </text:list-item>
            <text:list-item>
              <text:p text:style-name="P3">R/FPKM &amp; TPM vs. DGE analysis</text:p>
              <text:list>
                <text:list-item>
                  <text:p text:style-name="P3">What is R/FPKM and TPM</text:p>
                </text:list-item>
              </text:list>
            </text:list-item>
            <text:list-item>
              <text:p text:style-name="P3">DGE analysis overview</text:p>
              <text:list>
                <text:list-item>
                  <text:p text:style-name="P3">simplification of what the analysis does</text:p>
                </text:list-item>
                <text:list-item>
                  <text:p text:style-name="P3">What can you do with it?</text:p>
                  <text:list>
                    <text:list-item>
                      <text:p text:style-name="P3">Conditional contrasts (treatment comparison)</text:p>
                    </text:list-item>
                    <text:list-item>
                      <text:p text:style-name="P3">Linear modeling of more complex experimental desig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Case studies</text:p>
        </text:list-item>
        <text:list-item>
          <text:p text:style-name="P3">Transition to scRNASeq</text:p>
        </text:list-item>
      </text:list>
      <text:h text:style-name="P1" text:outline-level="2">Hour 1.5-3.5</text:h>
      <text:list xml:id="list4292274632" text:style-name="L3">
        <text:list-item>
          <text:p text:style-name="P4">Where is bulk RNASeq failing</text:p>
          <text:list>
            <text:list-item>
              <text:p text:style-name="P4">Contrast what bulk RnAseq measures vs. scRNASeq measures</text:p>
            </text:list-item>
          </text:list>
        </text:list-item>
        <text:list-item>
          <text:p text:style-name="P4">scRNASeq overview</text:p>
          <text:list>
            <text:list-item>
              <text:p text:style-name="P4">what questions can we ask with scRNASeq</text:p>
            </text:list-item>
          </text:list>
        </text:list-item>
        <text:list-item>
          <text:p text:style-name="P4">How does scRNASeq work</text:p>
          <text:list>
            <text:list-item>
              <text:p text:style-name="P4"><text:soft-page-break/>Chemistry of library preparation</text:p>
              <text:list>
                <text:list-item>
                  <text:p text:style-name="P4">3’ mRNA sequencing</text:p>
                </text:list-item>
              </text:list>
            </text:list-item>
            <text:list-item>
              <text:p text:style-name="P4">Contrast the 3 major technologies</text:p>
            </text:list-item>
            <text:list-item>
              <text:p text:style-name="P4">Use 10x as detailed breakdown</text:p>
              <text:list>
                <text:list-item>
                  <text:p text:style-name="P4">chemistry</text:p>
                </text:list-item>
                <text:list-item>
                  <text:p text:style-name="P4">sequencing</text:p>
                </text:list-item>
              </text:list>
            </text:list-item>
          </text:list>
        </text:list-item>
        <text:list-item>
          <text:p text:style-name="P4">QC considerations</text:p>
          <text:list>
            <text:list-item>
              <text:p text:style-name="P4">Sequencing quality</text:p>
              <text:list>
                <text:list-item>
                  <text:p text:style-name="P4">breadth and depth of gene sequencing</text:p>
                </text:list-item>
                <text:list-item>
                  <text:p text:style-name="P4">number of cells</text:p>
                </text:list-item>
                <text:list-item>
                  <text:p text:style-name="P4">optimizing read counts</text:p>
                </text:list-item>
              </text:list>
            </text:list-item>
            <text:list-item>
              <text:p text:style-name="P4">multiplets</text:p>
            </text:list-item>
          </text:list>
        </text:list-item>
        <text:list-item>
          <text:p text:style-name="P4">Methods</text:p>
          <text:list>
            <text:list-item>
              <text:p text:style-name="P4">why can’t we just use bulk RNASeq methods</text:p>
            </text:list-item>
            <text:list-item>
              <text:p text:style-name="P4">overview of major use cases (5)</text:p>
            </text:list-item>
          </text:list>
        </text:list-item>
        <text:list-item>
          <text:p text:style-name="P4">Clustering</text:p>
          <text:list>
            <text:list-item>
              <text:p text:style-name="P4">Two types: supervised &amp; unsupervised</text:p>
            </text:list-item>
            <text:list-item>
              <text:p text:style-name="P4">dimensionality reduction</text:p>
              <text:list>
                <text:list-item>
                  <text:p text:style-name="P4">PCA</text:p>
                </text:list-item>
                <text:list-item>
                  <text:p text:style-name="P4">tSNE and UMAP</text:p>
                </text:list-item>
              </text:list>
            </text:list-item>
            <text:list-item>
              <text:p text:style-name="P4">how to cluster</text:p>
              <text:list>
                <text:list-item>
                  <text:p text:style-name="P4">biomarker based (manual)</text:p>
                </text:list-item>
                <text:list-item>
                  <text:p text:style-name="P4">kmeans, knn, etc.</text:p>
                  <text:list>
                    <text:list-item>
                      <text:p text:style-name="P4">considerations on interpretability of these methods</text:p>
                    </text:list-item>
                    <text:list-item>
                      <text:p text:style-name="P4">marker identification from clust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Conditional testing</text:p>
          <text:list>
            <text:list-item>
              <text:p text:style-name="P4">DGE b/n clusters</text:p>
              <text:list>
                <text:list-item>
                  <text:p text:style-name="P4">MAST</text:p>
                  <text:list>
                    <text:list-item>
                      <text:p text:style-name="P4">how’s it different from DGE in bul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cell type transition / differentiation</text:p>
          <text:list>
            <text:list-item>
              <text:p text:style-name="P4"><text:soft-page-break/>manual</text:p>
              <text:list>
                <text:list-item>
                  <text:p text:style-name="P4">needs prior knowledge</text:p>
                </text:list-item>
              </text:list>
            </text:list-item>
            <text:list-item>
              <text:p text:style-name="P4">algorithmic</text:p>
              <text:list>
                <text:list-item>
                  <text:p text:style-name="P5">ex: tradeseq (in R)</text:p>
                </text:list-item>
              </text:list>
            </text:list-item>
          </text:list>
        </text:list-item>
        <text:list-item>
          <text:p text:style-name="P5">demographic shift</text:p>
          <text:list>
            <text:list-item>
              <text:p text:style-name="P5">seurat’s method</text:p>
            </text:list-item>
          </text:list>
        </text:list-item>
        <text:list-item>
          <text:p text:style-name="P5">deconvolution</text:p>
          <text:list>
            <text:list-item>
              <text:p text:style-name="P5">case study example</text:p>
            </text:list-item>
            <text:list-item>
              <text:p text:style-name="P5">importance of re-using old data</text:p>
            </text:list-item>
            <text:list-item>
              <text:p text:style-name="P5">experimental design</text:p>
              <text:list>
                <text:list-item>
                  <text:p text:style-name="P5">re-create bulk in vitro with scRNASeq</text:p>
                </text:list-item>
                <text:list-item>
                  <text:p text:style-name="P5">use as priors for deconvolution</text:p>
                </text:list-item>
              </text:list>
            </text:list-item>
            <text:list-item>
              <text:p text:style-name="P5">Walk through case study again</text:p>
            </text:list-item>
          </text:list>
        </text:list-item>
        <text:list-item>
          <text:p text:style-name="P5">Wrap up scRNASeq</text:p>
        </text:list-item>
      </text:list>
      <text:h text:style-name="Heading_20_2" text:outline-level="2">Hour 3.4-4</text:h>
      <text:list xml:id="list4266759770" text:style-name="L4">
        <text:list-item>
          <text:p text:style-name="P6">Case Studies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8T20:22:44.616909909</meta:creation-date>
    <dc:date>2020-03-18T20:38:00.189353547</dc:date>
    <meta:editing-duration>PT2M35S</meta:editing-duration>
    <meta:editing-cycles>1</meta:editing-cycles>
    <meta:document-statistic meta:table-count="0" meta:image-count="0" meta:object-count="0" meta:page-count="3" meta:paragraph-count="73" meta:word-count="318" meta:character-count="1708" meta:non-whitespace-character-count="1532"/>
    <meta:generator>LibreOffice/6.4.1.2$Linux_X86_64 LibreOffice_project/e1ad903d8acbc5f5b474f1d8ec3defef24b8c46b</meta:generator>
  </office:meta>
</office:document-meta>
</file>